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02in"/>
    </style:style>
    <style:style style:name="co3" style:family="table-column">
      <style:table-column-properties fo:break-before="auto" style:column-width="0.6272in"/>
    </style:style>
    <style:style style:name="co4" style:family="table-column">
      <style:table-column-properties fo:break-before="auto" style:column-width="2.5925in"/>
    </style:style>
    <style:style style:name="co5" style:family="table-column">
      <style:table-column-properties fo:break-before="auto" style:column-width="5.3516in"/>
    </style:style>
    <style:style style:name="co6" style:family="table-column">
      <style:table-column-properties fo:break-before="auto" style:column-width="12.9283in"/>
    </style:style>
    <style:style style:name="co7" style:family="table-column">
      <style:table-column-properties fo:break-before="auto" style:column-width="0.1638in"/>
    </style:style>
    <style:style style:name="ro1" style:family="table-row">
      <style:table-row-properties style:row-height="0.1681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a_extref" style:family="table">
      <style:table-properties table:display="false"/>
    </style:style>
  </office:automatic-styles>
  <office:body>
    <office:spreadsheet>
      <table:table table:name="Works" table:style-name="ta1" table:print="false">
        <table:table-column table:style-name="co1" table:default-cell-style-name="Default"/>
        <table:table-column table:style-name="co1" table:default-cell-style-name="ce1"/>
        <table:table-column table:style-name="co1" table:default-cell-style-name="Default"/>
        <table:table-row table:style-name="ro1">
          <table:table-cell table:number-columns-repeated="3"/>
        </table:table-row>
        <table:table-row table:style-name="ro2">
          <table:table-cell/>
          <table:table-cell office:value-type="float" office:value="1">
            <text:p>1</text:p>
          </table:table-cell>
          <table:table-cell office:value-type="string">
            <text:p>Study the parameter related to tomcat in zabbix</text:p>
          </table:table-cell>
        </table:table-row>
        <table:table-row table:style-name="ro2">
          <table:table-cell/>
          <table:table-cell office:value-type="float" office:value="2">
            <text:p>2</text:p>
          </table:table-cell>
          <table:table-cell office:value-type="string">
            <text:p>installed zabcat on tomcat as it is must for monitoring of tomcat in zabbix and for incorporate it zabbix is upgraded to its newer version</text:p>
          </table:table-cell>
        </table:table-row>
        <table:table-row table:style-name="ro2">
          <table:table-cell/>
          <table:table-cell office:value-type="float" office:value="3">
            <text:p>3</text:p>
          </table:table-cell>
          <table:table-cell office:value-type="string">
            <text:p>change in source code of zabcat for user given port instead of fix</text:p>
          </table:table-cell>
        </table:table-row>
        <table:table-row table:style-name="ro2">
          <table:table-cell/>
          <table:table-cell office:value-type="float" office:value="4">
            <text:p>4</text:p>
          </table:table-cell>
          <table:table-cell office:value-type="string">
            <text:p>configured profile for getting alert in zabbix (jointly with IT Infra Team)</text:p>
          </table:table-cell>
        </table:table-row>
        <table:table-row table:style-name="ro1" table:number-rows-repeated="65530">
          <table:table-cell table:number-columns-repeated="3"/>
        </table:table-row>
        <table:table-row table:style-name="ro1">
          <table:table-cell table:number-columns-repeated="3"/>
        </table:table-row>
      </table:table>
      <table:table table:name="Zabbix-Params" table:style-name="ta1" table:print="false">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column table:style-name="co1" table:number-columns-repeated="2" table:default-cell-style-name="Default"/>
        <table:table-column table:style-name="co7" table:default-cell-style-name="Default"/>
        <table:table-row table:style-name="ro1">
          <table:table-cell table:style-name="ce2" office:value-type="string">
            <text:p>Severity </text:p>
          </table:table-cell>
          <table:table-cell table:style-name="ce2" office:value-type="string">
            <text:p>Status </text:p>
          </table:table-cell>
          <table:table-cell table:style-name="ce3" office:value-type="string">
            <text:p>Consideration</text:p>
          </table:table-cell>
          <table:table-cell table:style-name="ce2" office:value-type="string">
            <text:p>Name  </text:p>
          </table:table-cell>
          <table:table-cell table:style-name="ce2" office:value-type="string">
            <text:p>Expression</text:p>
          </table:table-cell>
          <table:table-cell table:number-columns-repeated="3"/>
        </table:table-row>
        <table:table-row table:style-name="ro2">
          <table:table-cell office:value-type="string">
            <text:p>High</text:p>
          </table:table-cell>
          <table:table-cell office:value-type="string">
            <text:p>Enabled</text:p>
          </table:table-cell>
          <table:table-cell office:value-type="string">
            <text:p>No of File Open Files</text:p>
          </table:table-cell>
          <table:table-cell office:value-type="string">
            <text:p>Template_Java:70% file descriptors used on {HOSTNAME}</text:p>
          </table:table-cell>
          <table:table-cell office:value-type="string">
            <text:p>{njtest2-tomcat1:jmx[java.lang:type=OperatingSystem][OpenFileDescriptorCount].last(0)}&gt;({njtest2-tomcat1:jmx[java.lang:type=OperatingSystem][MaxFileDescriptorCount].last(0)}*0.7)</text:p>
          </table:table-cell>
          <table:table-cell table:number-columns-repeated="3"/>
        </table:table-row>
        <table:table-row table:style-name="ro2">
          <table:table-cell office:value-type="string">
            <text:p>High</text:p>
          </table:table-cell>
          <table:table-cell office:value-type="string">
            <text:p>Enabled</text:p>
          </table:table-cell>
          <table:table-cell office:value-type="string">
            <text:p>NA</text:p>
          </table:table-cell>
          <table:table-cell office:value-type="string">
            <text:p>Template_Tomcat:70% http-8080 worker threads busy on {HOSTNAME}</text:p>
          </table:table-cell>
          <table:table-cell office:value-type="string">
            <text:p>{njtest2-tomcat1:jmx[Catalina:type=ThreadPool,name=http-8080][currentThreadsBusy].last(0)}&gt;({njtest2-tomcat1:jmx[Catalina:type=ThreadPool,name=http-8080][maxThreads].last(0)}*0.7)</text:p>
          </table:table-cell>
          <table:table-cell table:number-columns-repeated="3"/>
        </table:table-row>
        <table:table-row table:style-name="ro2">
          <table:table-cell office:value-type="string">
            <text:p>High</text:p>
          </table:table-cell>
          <table:table-cell office:value-type="string">
            <text:p>Enabled</text:p>
          </table:table-cell>
          <table:table-cell office:value-type="string">
            <text:p>NA</text:p>
          </table:table-cell>
          <table:table-cell office:value-type="string">
            <text:p>Template_Tomcat:70% http-8443 worker threads busy on {HOSTNAME}</text:p>
          </table:table-cell>
          <table:table-cell office:value-type="string">
            <text:p>{njtest2-tomcat1:jmx[Catalina:type=ThreadPool,name=http-8443][currentThreadsBusy].last(0)}&gt;({njtest2-tomcat1:jmx[Catalina:type=ThreadPool,name=http-8443][maxThreads].last(0)}*0.7)</text:p>
          </table:table-cell>
          <table:table-cell table:number-columns-repeated="3"/>
        </table:table-row>
        <table:table-row table:style-name="ro2">
          <table:table-cell office:value-type="string">
            <text:p>High</text:p>
          </table:table-cell>
          <table:table-cell office:value-type="string">
            <text:p>Enabled</text:p>
          </table:table-cell>
          <table:table-cell office:value-type="string">
            <text:p>NA</text:p>
          </table:table-cell>
          <table:table-cell office:value-type="string">
            <text:p>Template_Tomcat:70% jk-8009 worker threads busy on {HOSTNAME}</text:p>
          </table:table-cell>
          <table:table-cell office:value-type="string">
            <text:p>{njtest2-tomcat1:jmx[Catalina:type=ThreadPool,name=jk-8009][currentThreadsBusy].last(0)}&gt;({njtest2-tomcat1:jmx[Catalina:type=ThreadPool,name=jk-8009][maxThreads].last(0)}*0.7)</text:p>
          </table:table-cell>
          <table:table-cell table:number-columns-repeated="3"/>
        </table:table-row>
        <table:table-row table:style-name="ro2">
          <table:table-cell office:value-type="string">
            <text:p>High</text:p>
          </table:table-cell>
          <table:table-cell office:value-type="string">
            <text:p>Enabled</text:p>
          </table:table-cell>
          <table:table-cell office:value-type="string">
            <text:p>NA</text:p>
          </table:table-cell>
          <table:table-cell office:value-type="string">
            <text:p>Template_Java:70% memorypool cms old gen used on {HOSTNAME}</text:p>
          </table:table-cell>
          <table:table-cell office:value-type="string">
            <text:p>{njtest2-tomcat1:jmx[java.lang:type=MemoryPool,name=CMS Old Gen][Usage.used].last(0)}&gt;({njtest2-tomcat1:jmx[java.lang:type=MemoryPool,name=CMS Old Gen][Usage.max].last(0)}*0.7)</text:p>
          </table:table-cell>
          <table:table-cell table:number-columns-repeated="3"/>
        </table:table-row>
        <table:table-row table:style-name="ro2">
          <table:table-cell office:value-type="string">
            <text:p>High</text:p>
          </table:table-cell>
          <table:table-cell office:value-type="string">
            <text:p>Enabled</text:p>
          </table:table-cell>
          <table:table-cell office:value-type="string">
            <text:p>NA</text:p>
          </table:table-cell>
          <table:table-cell office:value-type="string">
            <text:p>Template_Java:70% memorypool cms perm gen used on {HOSTNAME}</text:p>
          </table:table-cell>
          <table:table-cell office:value-type="string">
            <text:p>{njtest2-tomcat1:jmx[java.lang:type=MemoryPool,name=CMS Perm Gen][Usage.used].last(0)}&gt;({njtest2-tomcat1:jmx[java.lang:type=MemoryPool,name=CMS Perm Gen][Usage.max].last(0)}*0.7)</text:p>
          </table:table-cell>
          <table:table-cell table:number-columns-repeated="3"/>
        </table:table-row>
        <table:table-row table:style-name="ro2">
          <table:table-cell office:value-type="string">
            <text:p>High</text:p>
          </table:table-cell>
          <table:table-cell office:value-type="string">
            <text:p>Enabled</text:p>
          </table:table-cell>
          <table:table-cell office:value-type="string">
            <text:p>Code Cache Defalt 48 MB</text:p>
          </table:table-cell>
          <table:table-cell office:value-type="string">
            <text:p>Template_Java:70% memorypool code cache used on {HOSTNAME}</text:p>
          </table:table-cell>
          <table:table-cell office:value-type="string">
            <text:p>{njtest2-tomcat1:jmx[java.lang:type=MemoryPool,name=Code Cache][Usage.used].last(0)}&gt;({njtest2-tomcat1:jmx[java.lang:type=MemoryPool,name=Code Cache][Usage.max].last(0)}*0.7)</text:p>
          </table:table-cell>
          <table:table-cell table:number-columns-repeated="3"/>
        </table:table-row>
        <table:table-row table:style-name="ro2">
          <table:table-cell office:value-type="string">
            <text:p>High</text:p>
          </table:table-cell>
          <table:table-cell office:value-type="string">
            <text:p>Enabled</text:p>
          </table:table-cell>
          <table:table-cell office:value-type="string">
            <text:p>NA</text:p>
          </table:table-cell>
          <table:table-cell office:value-type="string">
            <text:p>Template_Java:70% memorypool perm gen used on {HOSTNAME}</text:p>
          </table:table-cell>
          <table:table-cell office:value-type="string">
            <text:p>{njtest2-tomcat1:jmx[java.lang:type=MemoryPool,name=Perm Gen][Usage.used].last(0)}&gt;({njtest2-tomcat1:jmx[java.lang:type=MemoryPool,name=Perm Gen][Usage.max].last(0)}*0.7)</text:p>
          </table:table-cell>
          <table:table-cell table:number-columns-repeated="2"/>
          <table:table-cell office:value-type="string">
            <text:p> </text:p>
          </table:table-cell>
        </table:table-row>
        <table:table-row table:style-name="ro2">
          <table:table-cell office:value-type="string">
            <text:p>High</text:p>
          </table:table-cell>
          <table:table-cell office:value-type="string">
            <text:p>Enabled</text:p>
          </table:table-cell>
          <table:table-cell office:value-type="string">
            <text:p>Heap Size</text:p>
          </table:table-cell>
          <table:table-cell office:value-type="string">
            <text:p>Template_Java:70% memorypool ps old gen used on {HOSTNAME}</text:p>
          </table:table-cell>
          <table:table-cell office:value-type="string">
            <text:p>{njtest2-tomcat1:jmx[java.lang:type=MemoryPool,name=PS Old Gen][Usage.used].last(0)}&gt;({njtest2-tomcat1:jmx[java.lang:type=MemoryPool,name=PS Old Gen][Usage.max].last(0)}*0.7)</text:p>
          </table:table-cell>
          <table:table-cell table:number-columns-repeated="2"/>
          <table:table-cell office:value-type="string">
            <text:p> </text:p>
          </table:table-cell>
        </table:table-row>
        <table:table-row table:style-name="ro2">
          <table:table-cell office:value-type="string">
            <text:p>High</text:p>
          </table:table-cell>
          <table:table-cell office:value-type="string">
            <text:p>Enabled</text:p>
          </table:table-cell>
          <table:table-cell office:value-type="string">
            <text:p>Perm Gen Space</text:p>
          </table:table-cell>
          <table:table-cell office:value-type="string">
            <text:p>Template_Java:70% memorypool ps perm gen used on {HOSTNAME}</text:p>
          </table:table-cell>
          <table:table-cell office:value-type="string">
            <text:p>{njtest2-tomcat1:jmx[java.lang:type=MemoryPool,name=PS Perm Gen][Usage.used].last(0)}&gt;({njtest2-tomcat1:jmx[java.lang:type=MemoryPool,name=PS Perm Gen][Usage.max].last(0)}*0.7)</text:p>
          </table:table-cell>
          <table:table-cell table:number-columns-repeated="2"/>
          <table:table-cell office:value-type="string">
            <text:p> </text:p>
          </table:table-cell>
        </table:table-row>
        <table:table-row table:style-name="ro2">
          <table:table-cell office:value-type="string">
            <text:p>High</text:p>
          </table:table-cell>
          <table:table-cell office:value-type="string">
            <text:p>Enabled</text:p>
          </table:table-cell>
          <table:table-cell office:value-type="string">
            <text:p>NA</text:p>
          </table:table-cell>
          <table:table-cell office:value-type="string">
            <text:p>Template_Java:70% memorypool tenured gen used on {HOSTNAME}</text:p>
          </table:table-cell>
          <table:table-cell office:value-type="string">
            <text:p>{njtest2-tomcat1:jmx[java.lang:type=MemoryPool,name=Tenured Gen][Usage.used].last(0)}&gt;({njtest2-tomcat1:jmx[java.lang:type=MemoryPool,name=Tenured Gen][Usage.max].last(0)}*0.7)</text:p>
          </table:table-cell>
          <table:table-cell table:number-columns-repeated="2"/>
          <table:table-cell office:value-type="string">
            <text:p> </text:p>
          </table:table-cell>
        </table:table-row>
        <table:table-row table:style-name="ro2">
          <table:table-cell office:value-type="string">
            <text:p>High</text:p>
          </table:table-cell>
          <table:table-cell office:value-type="string">
            <text:p>Enabled</text:p>
          </table:table-cell>
          <table:table-cell/>
          <table:table-cell office:value-type="string">
            <text:p>Template_Java:gc concurrentmarksweep in fire fighting mode on {HOSTNAME}</text:p>
          </table:table-cell>
          <table:table-cell office:value-type="string">
            <text:p>{njtest2-tomcat1:jmx[java.lang:type=GarbageCollector,name=ParNew][CollectionCount].last(0)}&lt;{njtest2-tomcat1:jmx[java.lang:type=GarbageCollector,name=ConcurrentMarkSweep][CollectionCount].last(0)}</text:p>
          </table:table-cell>
          <table:table-cell table:number-columns-repeated="2"/>
          <table:table-cell office:value-type="string">
            <text:p> </text:p>
          </table:table-cell>
        </table:table-row>
        <table:table-row table:style-name="ro2">
          <table:table-cell office:value-type="string">
            <text:p>High</text:p>
          </table:table-cell>
          <table:table-cell office:value-type="string">
            <text:p>Enabled</text:p>
          </table:table-cell>
          <table:table-cell/>
          <table:table-cell office:value-type="string">
            <text:p>Template_Java:gc marksweepcompact in fire fighting mode on {HOSTNAME}</text:p>
          </table:table-cell>
          <table:table-cell office:value-type="string">
            <text:p>{njtest2-tomcat1:jmx[java.lang:type=GarbageCollector,name=Copy][CollectionCount].last(0)}&lt;{njtest2-tomcat1:jmx[java.lang:type=GarbageCollector,name=MarkSweepCompact][CollectionCount].last(0)}</text:p>
          </table:table-cell>
          <table:table-cell table:number-columns-repeated="2"/>
          <table:table-cell office:value-type="string">
            <text:p> </text:p>
          </table:table-cell>
        </table:table-row>
        <table:table-row table:style-name="ro2">
          <table:table-cell office:value-type="string">
            <text:p>High</text:p>
          </table:table-cell>
          <table:table-cell office:value-type="string">
            <text:p>Enabled</text:p>
          </table:table-cell>
          <table:table-cell office:value-type="string">
            <text:p>GC on Heap Size</text:p>
          </table:table-cell>
          <table:table-cell office:value-type="string">
            <text:p>Template_Java:gc ps marksweep in fire fighting mode on {HOSTNAME}</text:p>
          </table:table-cell>
          <table:table-cell office:value-type="string">
            <text:p>{njtest2-tomcat1:jmx[java.lang:type=GarbageCollector,name=PS Scavenge][CollectionCount].last(0)}&lt;{njtest2-tomcat1:jmx[java.lang:type=GarbageCollector,name=PS MarkSweep][CollectionCount].last(0)}</text:p>
          </table:table-cell>
          <table:table-cell table:number-columns-repeated="2"/>
          <table:table-cell office:value-type="string">
            <text:p> </text:p>
          </table:table-cell>
        </table:table-row>
        <table:table-row table:style-name="ro2">
          <table:table-cell office:value-type="string">
            <text:p>Warning</text:p>
          </table:table-cell>
          <table:table-cell office:value-type="string">
            <text:p>Enabled</text:p>
          </table:table-cell>
          <table:table-cell office:value-type="string">
            <text:p>conpression=on setting</text:p>
          </table:table-cell>
          <table:table-cell office:value-type="string">
            <text:p>Template_Tomcat:gzip compression is off for connector http-8080 on {HOSTNAME}</text:p>
          </table:table-cell>
          <table:table-cell office:value-type="string">
            <text:p>{njtest2-tomcat1:jmx[Catalina:type=ProtocolHandler,port=8080][compression].str(off)}=1</text:p>
          </table:table-cell>
          <table:table-cell table:number-columns-repeated="2"/>
          <table:table-cell office:value-type="string">
            <text:p> </text:p>
          </table:table-cell>
        </table:table-row>
        <table:table-row table:style-name="ro2">
          <table:table-cell office:value-type="string">
            <text:p>Warning</text:p>
          </table:table-cell>
          <table:table-cell office:value-type="string">
            <text:p>Enabled</text:p>
          </table:table-cell>
          <table:table-cell office:value-type="string">
            <text:p>conpression=on setting</text:p>
          </table:table-cell>
          <table:table-cell office:value-type="string">
            <text:p>Template_Tomcat:gzip compression is off for connector http-8443 on {HOSTNAME}</text:p>
          </table:table-cell>
          <table:table-cell office:value-type="string">
            <text:p>{njtest2-tomcat1:jmx[Catalina:type=ProtocolHandler,port=8443][compression].str(off)}=1</text:p>
          </table:table-cell>
          <table:table-cell table:number-columns-repeated="2"/>
          <table:table-cell office:value-type="string">
            <text:p> </text:p>
          </table:table-cell>
        </table:table-row>
        <table:table-row table:style-name="ro2">
          <table:table-cell office:value-type="string">
            <text:p>Average</text:p>
          </table:table-cell>
          <table:table-cell office:value-type="string">
            <text:p>Enabled</text:p>
          </table:table-cell>
          <table:table-cell office:value-type="string">
            <text:p>NA</text:p>
          </table:table-cell>
          <table:table-cell office:value-type="string">
            <text:p>Template_Java:memory pool cms old gen fully committed on {HOSTNAME}</text:p>
          </table:table-cell>
          <table:table-cell office:value-type="string">
            <text:p>{njtest2-tomcat1:jmx[java.lang:type=MemoryPool,name=CMS Old Gen][Usage.committed].last(0)}={njtest2-tomcat1:jmx[java.lang:type=MemoryPool,name=CMS Old Gen][Usage.max].last(0)}</text:p>
          </table:table-cell>
          <table:table-cell table:number-columns-repeated="2"/>
          <table:table-cell office:value-type="string">
            <text:p> </text:p>
          </table:table-cell>
        </table:table-row>
        <table:table-row table:style-name="ro2">
          <table:table-cell office:value-type="string">
            <text:p>Average</text:p>
          </table:table-cell>
          <table:table-cell office:value-type="string">
            <text:p>Enabled</text:p>
          </table:table-cell>
          <table:table-cell office:value-type="string">
            <text:p>NA</text:p>
          </table:table-cell>
          <table:table-cell office:value-type="string">
            <text:p>Template_Java:memory pool cms perm gen fully committed on {HOSTNAME}</text:p>
          </table:table-cell>
          <table:table-cell office:value-type="string">
            <text:p>{njtest2-tomcat1:jmx[java.lang:type=MemoryPool,name=CMS Perm Gen][Usage.committed].last(0)}={njtest2-tomcat1:jmx[java.lang:type=MemoryPool,name=CMS Perm Gen][Usage.max].last(0)}</text:p>
          </table:table-cell>
          <table:table-cell table:number-columns-repeated="2"/>
          <table:table-cell office:value-type="string">
            <text:p> </text:p>
          </table:table-cell>
        </table:table-row>
        <table:table-row table:style-name="ro2">
          <table:table-cell office:value-type="string">
            <text:p>Average</text:p>
          </table:table-cell>
          <table:table-cell office:value-type="string">
            <text:p>Enabled</text:p>
          </table:table-cell>
          <table:table-cell office:value-type="string">
            <text:p>Code Cache Defalt 48 MB</text:p>
          </table:table-cell>
          <table:table-cell office:value-type="string">
            <text:p>Template_Java:memory pool code cache fully committed on {HOSTNAME}</text:p>
          </table:table-cell>
          <table:table-cell office:value-type="string">
            <text:p>{njtest2-tomcat1:jmx[java.lang:type=MemoryPool,name=Code Cache][Usage.committed].last(0)}={njtest2-tomcat1:jmx[java.lang:type=MemoryPool,name=Code Cache][Usage.max].last(0)}</text:p>
          </table:table-cell>
          <table:table-cell table:number-columns-repeated="2"/>
          <table:table-cell office:value-type="string">
            <text:p> </text:p>
          </table:table-cell>
        </table:table-row>
        <table:table-row table:style-name="ro2">
          <table:table-cell office:value-type="string">
            <text:p>Average</text:p>
          </table:table-cell>
          <table:table-cell office:value-type="string">
            <text:p>Enabled</text:p>
          </table:table-cell>
          <table:table-cell office:value-type="string">
            <text:p>NA</text:p>
          </table:table-cell>
          <table:table-cell office:value-type="string">
            <text:p>Template_Java:memory pool perm gen fully committed on {HOSTNAME}</text:p>
          </table:table-cell>
          <table:table-cell office:value-type="string">
            <text:p>{njtest2-tomcat1:jmx[java.lang:type=MemoryPool,name=Perm Gen][Usage.committed].last(0)}={njtest2-tomcat1:jmx[java.lang:type=MemoryPool,name=Perm Gen][Usage.max].last(0)}</text:p>
          </table:table-cell>
          <table:table-cell table:number-columns-repeated="2"/>
          <table:table-cell office:value-type="string">
            <text:p> </text:p>
          </table:table-cell>
        </table:table-row>
        <table:table-row table:style-name="ro2">
          <table:table-cell office:value-type="string">
            <text:p>Average</text:p>
          </table:table-cell>
          <table:table-cell office:value-type="string">
            <text:p>Enabled</text:p>
          </table:table-cell>
          <table:table-cell office:value-type="string">
            <text:p>Heap Size</text:p>
          </table:table-cell>
          <table:table-cell office:value-type="string">
            <text:p>Template_Java:memory pool ps old gen fully committed on {HOSTNAME}</text:p>
          </table:table-cell>
          <table:table-cell office:value-type="string">
            <text:p>{njtest2-tomcat1:jmx[java.lang:type=MemoryPool,name=PS Old Gen][Usage.committed].last(0)}={njtest2-tomcat1:jmx[java.lang:type=MemoryPool,name=PS Old Gen][Usage.max].last(0)}</text:p>
          </table:table-cell>
          <table:table-cell table:number-columns-repeated="2"/>
          <table:table-cell office:value-type="string">
            <text:p> </text:p>
          </table:table-cell>
        </table:table-row>
        <table:table-row table:style-name="ro2">
          <table:table-cell office:value-type="string">
            <text:p>Average</text:p>
          </table:table-cell>
          <table:table-cell office:value-type="string">
            <text:p>Enabled</text:p>
          </table:table-cell>
          <table:table-cell office:value-type="string">
            <text:p>Perm Gen Space</text:p>
          </table:table-cell>
          <table:table-cell office:value-type="string">
            <text:p>Template_Java:memory pool ps perm gen fully committed on {HOSTNAME}</text:p>
          </table:table-cell>
          <table:table-cell office:value-type="string">
            <text:p>{njtest2-tomcat1:jmx[java.lang:type=MemoryPool,name=PS Perm Gen][Usage.committed].last(0)}={njtest2-tomcat1:jmx[java.lang:type=MemoryPool,name=PS Perm Gen][Usage.max].last(0)}</text:p>
          </table:table-cell>
          <table:table-cell table:number-columns-repeated="2"/>
          <table:table-cell office:value-type="string">
            <text:p> </text:p>
          </table:table-cell>
        </table:table-row>
        <table:table-row table:style-name="ro2">
          <table:table-cell office:value-type="string">
            <text:p>Average</text:p>
          </table:table-cell>
          <table:table-cell office:value-type="string">
            <text:p>Enabled</text:p>
          </table:table-cell>
          <table:table-cell office:value-type="string">
            <text:p>NA</text:p>
          </table:table-cell>
          <table:table-cell office:value-type="string">
            <text:p>Template_Java:memory pool tenured gen fully committed on {HOSTNAME}</text:p>
          </table:table-cell>
          <table:table-cell office:value-type="string">
            <text:p>{njtest2-tomcat1:jmx[java.lang:type=MemoryPool,name=Tenured Gen][Usage.committed].last(0)}={njtest2-tomcat1:jmx[java.lang:type=MemoryPool,name=Tenured Gen][Usage.max].last(0)}</text:p>
          </table:table-cell>
          <table:table-cell table:number-columns-repeated="2"/>
          <table:table-cell office:value-type="string">
            <text:p> </text:p>
          </table:table-cell>
        </table:table-row>
        <table:table-row table:style-name="ro2">
          <table:table-cell office:value-type="string">
            <text:p>High</text:p>
          </table:table-cell>
          <table:table-cell office:value-type="string">
            <text:p>Enabled</text:p>
          </table:table-cell>
          <table:table-cell office:value-type="string">
            <text:p>Where tomcat not reachable for 90 sec</text:p>
          </table:table-cell>
          <table:table-cell office:value-type="string">
            <text:p>{HOSTNAME} is not running.</text:p>
          </table:table-cell>
          <table:table-cell office:value-type="string">
            <text:p>{njtest2-tomcat1:jmx[java.lang:type=Runtime][Uptime].nodata(90)}=1</text:p>
          </table:table-cell>
          <table:table-cell table:number-columns-repeated="2"/>
          <table:table-cell office:value-type="string">
            <text:p> </text:p>
          </table:table-cell>
        </table:table-row>
        <table:table-row table:style-name="ro1">
          <table:table-cell table:number-columns-repeated="7"/>
          <table:table-cell office:value-type="string">
            <text:p> </text:p>
          </table:table-cell>
        </table:table-row>
        <table:table-row table:style-name="ro1">
          <table:table-cell table:number-columns-repeated="7"/>
          <table:table-cell office:value-type="string">
            <text:p> </text:p>
          </table:table-cell>
        </table:table-row>
        <table:table-row table:style-name="ro1">
          <table:table-cell table:number-columns-repeated="7"/>
          <table:table-cell office:value-type="string">
            <text:p> </text:p>
          </table:table-cell>
        </table:table-row>
        <table:table-row table:style-name="ro1">
          <table:table-cell table:number-columns-repeated="7"/>
          <table:table-cell office:value-type="string">
            <text:p> </text:p>
          </table:table-cell>
        </table:table-row>
        <table:table-row table:style-name="ro1">
          <table:table-cell table:number-columns-repeated="7"/>
          <table:table-cell office:value-type="string">
            <text:p> </text:p>
          </table:table-cell>
        </table:table-row>
        <table:table-row table:style-name="ro1">
          <table:table-cell table:number-columns-repeated="7"/>
          <table:table-cell office:value-type="string">
            <text:p> </text:p>
          </table:table-cell>
        </table:table-row>
        <table:table-row table:style-name="ro1">
          <table:table-cell table:number-columns-repeated="7"/>
          <table:table-cell office:value-type="string">
            <text:p> </text:p>
          </table:table-cell>
        </table:table-row>
        <table:table-row table:style-name="ro1" table:number-rows-repeated="65503">
          <table:table-cell table:number-columns-repeated="8"/>
        </table:table-row>
        <table:table-row table:style-name="ro1">
          <table:table-cell table:number-columns-repeated="8"/>
        </table:table-row>
      </table:table>
      <table:table table:name="Settings" table:style-name="ta1" table:print="false">
        <table:table-column table:style-name="co1" table:number-columns-repeated="4" table:default-cell-style-name="Default"/>
        <table:table-row table:style-name="ro1">
          <table:table-cell table:number-columns-repeated="4"/>
        </table:table-row>
        <table:table-row table:style-name="ro1">
          <table:table-cell/>
          <table:table-cell office:value-type="string">
            <text:p>Change in Zapcat war file java code to set port number in XML file. Their default port is 10052. As we have two tomcats on same server we have to configure two ports for them</text:p>
          </table:table-cell>
          <table:table-cell table:number-columns-repeated="2"/>
        </table:table-row>
        <table:table-row table:style-name="ro2">
          <table:table-cell table:number-columns-repeated="2"/>
          <table:table-cell office:value-type="string">
            <text:p>Add following code in org.kjkoster.zapcat.servlet.ZapcatServlet.java file</text:p>
          </table:table-cell>
          <table:table-cell/>
        </table:table-row>
        <table:table-row table:style-name="ro2">
          <table:table-cell table:number-columns-repeated="2"/>
          <table:table-cell office:value-type="string">
            <text:p>System.setProperty("org.kjkoster.zapcat.zabbix.port",this.getServletConfig().getInitParameter("zabbixport"));</text:p>
          </table:table-cell>
          <table:table-cell/>
        </table:table-row>
        <table:table-row table:style-name="ro2">
          <table:table-cell table:number-columns-repeated="2"/>
          <table:table-cell office:value-type="string">
            <text:p>Then add parameter zabbixport in wex.xml as </text:p>
          </table:table-cell>
          <table:table-cell/>
        </table:table-row>
        <table:table-row table:style-name="ro1">
          <table:table-cell table:number-columns-repeated="4"/>
        </table:table-row>
        <table:table-row table:style-name="ro1">
          <table:table-cell table:number-columns-repeated="3"/>
          <table:table-cell office:value-type="string">
            <text:p><text:s text:c="16"/>&lt;init-param&gt;</text:p>
          </table:table-cell>
        </table:table-row>
        <table:table-row table:style-name="ro1">
          <table:table-cell table:number-columns-repeated="3"/>
          <table:table-cell office:value-type="string">
            <text:p><text:s text:c="24"/>&lt;param-name&gt;zabbixport&lt;/param-name&gt;</text:p>
          </table:table-cell>
        </table:table-row>
        <table:table-row table:style-name="ro1">
          <table:table-cell table:number-columns-repeated="3"/>
          <table:table-cell office:value-type="string">
            <text:p><text:s text:c="24"/>&lt;param-value&gt;10053&lt;/param-value&gt;</text:p>
          </table:table-cell>
        </table:table-row>
        <table:table-row table:style-name="ro1">
          <table:table-cell table:number-columns-repeated="3"/>
          <table:table-cell office:value-type="string">
            <text:p><text:s text:c="16"/>&lt;/init-param&gt;</text:p>
          </table:table-cell>
        </table:table-row>
        <table:table-row table:style-name="ro1" table:number-rows-repeated="4">
          <table:table-cell table:number-columns-repeated="4"/>
        </table:table-row>
        <table:table-row table:style-name="ro1">
          <table:table-cell/>
          <table:table-cell office:value-type="string">
            <text:p>Two Groups Created in Zabbix for Production Tomcats and Dev-Test Tomcats</text:p>
          </table:table-cell>
          <table:table-cell table:number-columns-repeated="2"/>
        </table:table-row>
        <table:table-row table:style-name="ro1">
          <table:table-cell table:number-columns-repeated="4"/>
        </table:table-row>
        <table:table-row table:style-name="ro1">
          <table:table-cell/>
          <table:table-cell office:value-type="string">
            <text:p>Studied JVM Memory types for Zabbix Triggers Settings</text:p>
          </table:table-cell>
          <table:table-cell table:number-columns-repeated="2"/>
        </table:table-row>
        <table:table-row table:style-name="ro1">
          <table:table-cell table:number-columns-repeated="4"/>
        </table:table-row>
        <table:table-row table:style-name="ro1">
          <table:table-cell/>
          <table:table-cell office:value-type="string">
            <text:p>Studied JVISUALVM for Java Profiling (Object based memory counting)</text:p>
          </table:table-cell>
          <table:table-cell table:number-columns-repeated="2"/>
        </table:table-row>
        <table:table-row table:style-name="ro1">
          <table:table-cell table:number-columns-repeated="4"/>
        </table:table-row>
        <table:table-row table:style-name="ro2">
          <table:table-cell table:number-columns-repeated="2"/>
          <table:table-cell office:value-type="string">
            <text:p>To use JVISUALVM enter /usr/java/jdk1.6.0_13/bin/jvisualvm</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8">09/08/2011</text:date>, <text:time>17:19: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ratik Patel</meta:initial-creator>
    <meta:creation-date>2011-09-02T11:21:37</meta:creation-date>
    <dc:date>2011-09-08T17:19:04</dc:date>
    <meta:editing-duration>PT06H10M19S</meta:editing-duration>
    <meta:editing-cycles>35</meta:editing-cycles>
    <meta:generator>OpenOffice.org/3.1$Linux OpenOffice.org_project/310m19$Build-9420</meta:generator>
    <meta:document-statistic meta:table-count="3" meta:cell-count="167" meta:object-count="0"/>
  </office:meta>
</office:document-meta>
</file>